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00000002E00000046A7ACE427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WAdobeF" svg:font-family="ZWAdobeF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avid" svg:font-family="David" style:font-family-generic="system" style:font-pitch="variable"/>
    <style:font-face style:name="Lohit Devanagari" svg:font-family="'Lohit Devanagari'" style:font-family-generic="system" style:font-pitch="variable"/>
    <style:font-face style:name="Miriam" svg:font-family="Miria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ZWAdobeF1" svg:font-family="ZWAdobeF" style:font-family-generic="system" style:font-pitch="variable"/>
  </office:font-face-decls>
  <office:automatic-styles>
    <style:style style:name="Table1" style:family="table">
      <style:table-properties style:width="5.9181in" fo:margin-left="-0.075in" fo:margin-top="0in" fo:margin-bottom="0in" table:align="left" style:writing-mode="rl-tb"/>
    </style:style>
    <style:style style:name="Table1.A" style:family="table-column">
      <style:table-column-properties style:column-width="1.9722in"/>
    </style:style>
    <style:style style:name="Table1.B" style:family="table-column">
      <style:table-column-properties style:column-width="1.9715in"/>
    </style:style>
    <style:style style:name="Table1.C" style:family="table-column">
      <style:table-column-properties style:column-width="1.974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ist_20_Paragraph">
      <style:paragraph-properties fo:margin-top="0in" fo:margin-bottom="0in" fo:line-height="100%" fo:text-align="justify" style:justify-single-word="false"/>
      <style:text-properties style:font-name="F" fo:font-size="12pt" fo:language="en" fo:country="US" style:font-size-asian="12pt" style:font-name-complex="F1" style:font-size-complex="12pt"/>
    </style:style>
    <style:style style:name="P2" style:family="paragraph" style:parent-style-name="List_20_Paragraph" style:list-style-name="WWNum18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</style:style>
    <style:style style:name="P3" style:family="paragraph" style:parent-style-name="List_20_Paragraph" style:list-style-name="WWNum19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</style:style>
    <style:style style:name="P4" style:family="paragraph" style:parent-style-name="List_20_Paragraph" style:list-style-name="WWNum20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</style:style>
    <style:style style:name="P5" style:family="paragraph" style:parent-style-name="Heading_20_2">
      <style:paragraph-properties fo:margin-left="0.2in" fo:margin-right="0in" fo:margin-top="0in" fo:margin-bottom="0in" fo:text-align="justify" style:justify-single-word="false" fo:text-indent="-0.2in" style:auto-text-indent="false" style:writing-mode="rl-tb"/>
    </style:style>
    <style:style style:name="P6" style:family="paragraph" style:parent-style-name="Heading_20_3">
      <style:paragraph-properties fo:margin-left="0.2in" fo:margin-right="0in" fo:margin-top="0in" fo:margin-bottom="0in" fo:text-align="justify" style:justify-single-word="false" fo:text-indent="-0.2in" style:auto-text-indent="false" style:writing-mode="rl-tb"/>
    </style:style>
    <style:style style:name="P7" style:family="paragraph" style:parent-style-name="Heading_20_3">
      <style:paragraph-properties fo:text-align="end" style:justify-single-word="false" style:writing-mode="rl-tb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000000" style:font-size-complex="20pt"/>
    </style:style>
    <style:style style:name="P10" style:family="paragraph" style:parent-style-name="Standard">
      <style:text-properties fo:font-size="14pt" fo:font-weight="bold" style:font-size-asian="14pt" style:font-weight-asian="bold" style:font-name-complex="David" style:font-size-complex="16pt" style:font-weight-complex="bold"/>
    </style:style>
    <style:style style:name="P11" style:family="paragraph" style:parent-style-name="Standard">
      <style:text-properties fo:color="#1f497d" style:font-name="Arial" fo:font-weight="bold" style:font-weight-asian="bold" style:font-name-complex="Arial1" style:font-weight-complex="bold"/>
    </style:style>
    <style:style style:name="P12" style:family="paragraph" style:parent-style-name="Standard">
      <style:paragraph-properties fo:margin-top="0in" fo:margin-bottom="0in" fo:line-height="100%" fo:text-align="justify" style:justify-single-word="false" style:writing-mode="rl-tb"/>
      <style:text-properties style:font-name="F" fo:font-size="10pt" style:font-size-asian="10pt" style:font-name-complex="F1" style:font-size-complex="10pt"/>
    </style:style>
    <style:style style:name="P13" style:family="paragraph" style:parent-style-name="Standard">
      <style:paragraph-properties fo:margin-top="0in" fo:margin-bottom="0in" fo:line-height="100%" fo:text-align="justify" style:justify-single-word="false" style:writing-mode="rl-tb"/>
      <style:text-properties style:font-name="F" fo:font-size="12pt" fo:language="en" fo:country="US" style:font-name-asian="Times New Roman1" style:font-size-asian="12pt" style:font-name-complex="F1" style:font-size-complex="12pt"/>
    </style:style>
    <style:style style:name="P14" style:family="paragraph" style:parent-style-name="Standard">
      <style:paragraph-properties fo:margin-top="0in" fo:margin-bottom="0in" fo:line-height="100%" fo:text-align="justify" style:justify-single-word="false" style:writing-mode="rl-tb"/>
    </style:style>
    <style:style style:name="P15" style:family="paragraph" style:parent-style-name="Standard">
      <style:paragraph-properties fo:margin-top="0in" fo:margin-bottom="0in" fo:line-height="100%" fo:text-align="justify" style:justify-single-word="false" style:writing-mode="rl-tb"/>
      <style:text-properties fo:color="#000000" style:font-name="F" style:font-name-complex="F1"/>
    </style:style>
    <style:style style:name="P16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/>
      <style:text-properties style:font-name="F" fo:font-size="12pt" style:font-size-asian="12pt" style:font-name-complex="F1" style:font-size-complex="12pt"/>
    </style:style>
    <style:style style:name="P17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/>
    </style:style>
    <style:style style:name="P18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style:font-name="F" fo:font-weight="bold" style:font-weight-asian="bold" style:font-name-complex="F1" style:font-weight-complex="bold"/>
    </style:style>
    <style:style style:name="P19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style:font-name="F" fo:font-size="14pt" fo:font-weight="bold" style:font-size-asian="14pt" style:font-weight-asian="bold" style:font-name-complex="F1" style:font-size-complex="18pt" style:font-weight-complex="bold"/>
    </style:style>
    <style:style style:name="P20" style:family="paragraph" style:parent-style-name="Standard">
      <style:paragraph-properties fo:margin-left="0.2in" fo:margin-right="0in" fo:margin-top="0in" fo:margin-bottom="0in" fo:line-height="100%" fo:text-align="justify" style:justify-single-word="false" fo:orphans="0" fo:widows="0" fo:text-indent="-0.2in" style:auto-text-indent="false" style:writing-mode="rl-tb">
        <style:tab-stops>
          <style:tab-stop style:position="0.2in"/>
          <style:tab-stop style:position="0.3in"/>
        </style:tab-stops>
      </style:paragraph-properties>
      <style:text-properties style:font-name="F" fo:font-size="14pt" fo:font-weight="bold" style:font-size-asian="14pt" style:font-weight-asian="bold" style:font-name-complex="F1" style:font-size-complex="18pt" style:font-weight-complex="bold"/>
    </style:style>
    <style:style style:name="P21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style:font-name="F" fo:font-size="14pt" fo:font-weight="bold" style:font-size-asian="14pt" style:font-weight-asian="bold" style:font-name-complex="F1" style:font-size-complex="22pt" style:font-weight-complex="bold"/>
    </style:style>
    <style:style style:name="P22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>
        <style:tab-stops>
          <style:tab-stop style:position="0.3937in"/>
        </style:tab-stops>
      </style:paragraph-properties>
      <style:text-properties style:font-name="F" fo:font-size="14pt" fo:font-weight="bold" style:font-size-asian="14pt" style:font-weight-asian="bold" style:font-name-complex="F1" style:font-size-complex="22pt" style:font-weight-complex="bold"/>
    </style:style>
    <style:style style:name="P23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style:font-name="F" fo:font-size="12pt" fo:language="en" fo:country="US" style:font-name-asian="Times New Roman1" style:font-size-asian="12pt" style:font-name-complex="F1" style:font-size-complex="12pt"/>
    </style:style>
    <style:style style:name="P24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style:font-name="F" fo:font-size="12pt" style:font-size-asian="12pt" style:font-name-complex="F1" style:font-size-complex="12pt"/>
    </style:style>
    <style:style style:name="P25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style:font-name="F" style:font-name-complex="F1"/>
    </style:style>
    <style:style style:name="P26" style:family="paragraph" style:parent-style-name="Standard">
      <style:paragraph-properties fo:margin-left="0.2in" fo:margin-right="0in" fo:margin-top="0in" fo:margin-bottom="0in" fo:line-height="100%" fo:text-align="center" style:justify-single-word="false" fo:orphans="0" fo:widows="0" fo:text-indent="-0.2in" style:auto-text-indent="false" style:writing-mode="rl-tb">
        <style:tab-stops>
          <style:tab-stop style:position="0.2in"/>
          <style:tab-stop style:position="0.3in"/>
        </style:tab-stops>
      </style:paragraph-properties>
    </style:style>
    <style:style style:name="P27" style:family="paragraph" style:parent-style-name="Standard">
      <style:paragraph-properties fo:margin-left="0.2in" fo:margin-right="0in" fo:margin-top="0in" fo:margin-bottom="0in" fo:line-height="100%" fo:text-align="center" style:justify-single-word="false" fo:text-indent="-0.2in" style:auto-text-indent="false" style:writing-mode="rl-tb">
        <style:tab-stops>
          <style:tab-stop style:position="0.3937in"/>
        </style:tab-stops>
      </style:paragraph-properties>
    </style:style>
    <style:style style:name="P28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</style:style>
    <style:style style:name="P29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fo:color="#000000" style:font-name="F" style:font-name-complex="F1"/>
    </style:style>
    <style:style style:name="P30" style:family="paragraph" style:parent-style-name="Standard">
      <style:paragraph-properties fo:margin-left="0.2in" fo:margin-right="0in" fo:margin-top="0in" fo:margin-bottom="0in" fo:line-height="100%" fo:text-align="justify" style:justify-single-word="false" fo:text-indent="-0.2in" style:auto-text-indent="false" style:writing-mode="rl-tb"/>
      <style:text-properties fo:color="#000000" style:font-name="F" fo:font-size="12pt" style:font-size-asian="12pt" style:font-name-complex="F1" style:font-size-complex="12pt"/>
    </style:style>
    <style:style style:name="P31" style:family="paragraph" style:parent-style-name="Standard" style:master-page-name="Standard">
      <style:paragraph-properties fo:margin-left="0.2in" fo:margin-right="0in" fo:margin-top="0in" fo:margin-bottom="0in" fo:line-height="100%" fo:text-align="justify" style:justify-single-word="false" fo:orphans="0" fo:widows="0" fo:text-indent="-0.2in" style:auto-text-indent="false" style:page-number="auto" style:writing-mode="rl-tb">
        <style:tab-stops>
          <style:tab-stop style:position="0.2in"/>
          <style:tab-stop style:position="0.3in"/>
        </style:tab-stops>
      </style:paragraph-properties>
      <style:text-properties style:font-name="F" fo:font-weight="bold" style:font-weight-asian="bold" style:font-name-complex="F1" style:font-size-complex="16pt" style:font-weight-complex="bold"/>
    </style:style>
    <style:style style:name="P32" style:family="paragraph" style:parent-style-name="Standard">
      <style:paragraph-properties fo:line-height="150%" fo:text-align="justify" style:justify-single-word="false" style:writing-mode="rl-tb"/>
    </style:style>
    <style:style style:name="P33" style:family="paragraph" style:parent-style-name="Standard">
      <style:paragraph-properties fo:text-align="end" style:justify-single-word="false" style:writing-mode="rl-tb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style:font-name="F"/>
    </style:style>
    <style:style style:name="T2" style:family="text">
      <style:text-properties style:font-name="F" fo:font-size="12pt" fo:language="en" fo:country="US" style:font-name-asian="Times New Roman1" style:font-size-asian="12pt" style:font-name-complex="F1" style:font-size-complex="12pt"/>
    </style:style>
    <style:style style:name="T3" style:family="text">
      <style:text-properties style:font-name="F" fo:font-size="12pt" fo:language="en" fo:country="US" fo:font-weight="bold" style:font-name-asian="Times New Roman1" style:font-size-asian="12pt" style:font-weight-asian="bold" style:font-name-complex="F1" style:font-size-complex="16pt" style:font-weight-complex="bold"/>
    </style:style>
    <style:style style:name="T4" style:family="text">
      <style:text-properties style:font-name="F" fo:font-size="12pt" fo:language="en" fo:country="US" style:font-size-asian="12pt" style:font-name-complex="F1" style:font-size-complex="12pt"/>
    </style:style>
    <style:style style:name="T5" style:family="text">
      <style:text-properties style:font-name="F" fo:font-size="12pt" style:font-size-asian="12pt" style:font-name-complex="F1" style:font-size-complex="12pt"/>
    </style:style>
    <style:style style:name="T6" style:family="text">
      <style:text-properties style:font-name="F" style:font-name-complex="F1"/>
    </style:style>
    <style:style style:name="T7" style:family="text">
      <style:text-properties style:font-name="F" fo:font-size="14pt" fo:font-weight="bold" style:font-size-asian="14pt" style:font-weight-asian="bold" style:font-name-complex="F1" style:font-size-complex="22pt" style:font-weight-complex="bold"/>
    </style:style>
    <style:style style:name="T8" style:family="text">
      <style:text-properties style:font-name="F" fo:font-size="48pt" fo:font-weight="bold" style:font-size-asian="48pt" style:font-weight-asian="bold" style:font-name-complex="F1" style:font-size-complex="48pt" style:font-weight-complex="bold"/>
    </style:style>
    <style:style style:name="T9" style:family="text">
      <style:text-properties fo:language="en" fo:country="US" style:font-name-asian="Times New Roman1"/>
    </style:style>
    <style:style style:name="T10" style:family="text">
      <style:text-properties fo:color="#000000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style:font-name="ZWAdobeF" fo:font-size="12pt" style:font-size-asian="12pt" style:font-name-complex="ZWAdobeF1" style:font-size-complex="12pt"/>
    </style:style>
    <style:style style:name="T13" style:family="text">
      <style:text-properties fo:color="#000000" style:font-name="F" fo:font-size="12pt" style:font-size-asian="12pt" style:font-name-complex="F1" style:font-size-complex="12pt"/>
    </style:style>
    <style:style style:name="T14" style:family="text">
      <style:text-properties fo:color="#000000" style:font-name="F" fo:font-size="12pt" fo:language="en" fo:country="US" style:font-size-asian="12pt" style:font-name-complex="F1" style:font-size-complex="12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1f497d" style:font-name="Arial" fo:font-size="18pt" fo:font-weight="bold" style:font-size-asian="18pt" style:font-weight-asian="bold" style:font-name-complex="Arial1" style:font-size-complex="18pt" style:font-weight-complex="bold"/>
    </style:style>
    <style:style style:name="T17" style:family="text">
      <style:text-properties fo:color="#1f497d" style:font-name="Arial" fo:font-weight="bold" style:font-weight-asian="bold" style:font-name-complex="Arial1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4" svg:width="0.7287in" svg:height="1.1142in" svg:x="0in" svg:y="0in">
        <draw:image xlink:href="Pictures/100002000000002E00000046A7ACE427.png" xlink:type="simple" xlink:show="embed" xlink:actuate="onLoad">
          <text:p/>
        </draw:image>
      </draw:frame>
      <text:p text:style-name="P31"/>
      <text:p text:style-name="P26"><text:span text:style-name="T3">הטכניון, מכון טכנולוגי לישראל</text:span></text:p>
      <text:p text:style-name="P26"><text:span text:style-name="T3">הפקולטה להנדסת חשמל</text:span></text:p>
      <text:p text:style-name="P26"><text:span text:style-name="T3">מעבדה ל <text:s/>VLSI-</text:span></text:p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7"><draw:frame draw:style-name="fr1" text:anchor-type="as-char" svg:width="0.7291in" svg:height="1.1146in" draw:z-index="1"><draw:image xlink:href="Pictures/100002000000002E00000046A7ACE427.png" xlink:type="simple" xlink:show="embed" xlink:actuate="onLoad"/></draw:frame></text:p>
          </table:table-cell>
          <table:table-cell table:style-name="Table1.A1" office:value-type="string">
            <text:p text:style-name="P22"/>
          </table:table-cell>
        </table:table-row>
      </table:table>
      <text:p text:style-name="P21"/>
      <text:p text:style-name="P20"/>
      <text:p text:style-name="P20"/>
      <text:p text:style-name="P26"><text:bookmark-start text:name="_Hlk3461453"/><text:span text:style-name="T8">ניסוי בווריפיקציה של מעגלי VLSI</text:span></text:p>
      <text:p text:style-name="P26"><text:span text:style-name="T8">מבוסס UVM</text:span><text:bookmark-end text:name="_Hlk3461453"/></text:p>
      <text:p text:style-name="P9"/>
      <text:p text:style-name="P32"><text:span text:style-name="T11"><text:s text:c="3"/>שם : סטודנט מס' 1 : <text:s text:c="4"/>___________ <text:s text:c="17"/>מס' סטודנט : <text:s text:c="3"/>_____________</text:span></text:p>
      <text:p text:style-name="P33"><text:span text:style-name="T11"><text:s text:c="3"/>שם : סטודנט מס' 2 : <text:s text:c="4"/>___________ <text:s text:c="17"/>מס' סטודנט : <text:s text:c="3"/>_____________</text:span></text:p>
      <text:p text:style-name="P10"/>
      <text:p text:style-name="P8"><text:a xlink:type="simple" xlink:href="https://vlsi.eelabs.technion.ac.il/" text:style-name="Internet_20_link" text:visited-style-name="Visited_20_Internet_20_Link"><text:span text:style-name="T15">https://vlsi.eelabs.technion.ac.il/</text:span></text:a></text:p>
      <text:p text:style-name="P11"/>
      <text:p text:style-name="Standard"><text:span text:style-name="T17">מסמך זה כתוב בלשון זכר ע"מ להקל על הכתיבה אך מתייחס לנשים ולגברים כאחד. עמכם הסליחה .</text:span></text:p>
      <text:p text:style-name="P12"/>
      <text:list xml:id="list3734398455998122944" text:style-name="Outline">
        <text:list-item>
          <text:list>
            <text:list-item>
              <text:h text:style-name="P5" text:outline-level="2"><text:bookmark-start text:name="_Toc3460343"/><text:span text:style-name="T1">ביצוע ניסוי מס' 1</text:span><text:bookmark-end text:name="_Toc3460343"/></text:h>
              <text:list>
                <text:list-item>
                  <text:h text:style-name="P6" text:outline-level="3"><text:bookmark-start text:name="_Toc3460344"/><text:bookmark-start text:name="_Toc120942768"/><text:span text:style-name="T1">1. מקודד Hamming</text:span><text:bookmark-end text:name="_Toc120942768"/><text:span text:style-name="T1"> : סימולציות רגילות</text:span><text:bookmark-end text:name="_Toc3460344"/></text:h>
                </text:list-item>
              </text:list>
            </text:list-item>
          </text:list>
        </text:list-item>
      </text:list>
      <text:p text:style-name="P18"/>
      <text:p text:style-name="P14"><text:span text:style-name="T2">Q11 <text:s/>: הראה ששתי התוצאות הרשונות נכונות.</text:span></text:p>
      <text:p text:style-name="P14"><text:span text:style-name="T2">Q12 <text:s/>: צרף את צורות הגל לדו"ח.</text:span></text:p>
      <text:p text:style-name="P13"/>
      <text:list xml:id="list1566638307" text:continue-numbering="true" text:style-name="Outline">
        <text:list-item>
          <text:list>
            <text:list-item>
              <text:list>
                <text:list-item>
                  <text:h text:style-name="P7" text:outline-level="3"><text:bookmark-start text:name="_Toc3460345"/><text:soft-page-break/>2. סימולציות עם יצירה אוטומטית ורנדומלית של הכניסות<text:bookmark-end text:name="_Toc3460345"/></text:h>
                </text:list-item>
              </text:list>
            </text:list-item>
          </text:list>
        </text:list-item>
      </text:list>
      <text:p text:style-name="P14"><text:span text:style-name="T2">Q21 : </text:span><text:bookmark-start text:name="_Hlk15981164"/><text:span text:style-name="T2">הוסף פלט זה לדו"ח. </text:span><text:bookmark-end text:name="_Hlk15981164"/><text:span text:style-name="T2">כמה כניסות הוגרלו ?</text:span></text:p>
      <text:p text:style-name="P14"><text:span text:style-name="T2">Q22 : הוסף את חלון הגלים לדו"ח.</text:span></text:p>
      <text:p text:style-name="P14"><text:span text:style-name="T2">Q23 : הסבר בדיוק כיצד עשית זאת ובאיזה קובץ. <text:s/>כמה כניסות הוגרלו ?</text:span></text:p>
      <text:p text:style-name="P14"><text:span text:style-name="T2">Q24 : הסבר בדיוק כיצד עשית זאת ובאיזה קובץ.</text:span></text:p>
      <text:p text:style-name="P14"><text:span text:style-name="T2">Q25 : הסבר בדיוק כיצד עשית זאת ובאיזה קובץ והוסף את הכניסות המוגרלות לדו"ח.</text:span></text:p>
      <text:p text:style-name="P13"/>
      <text:list xml:id="list734688585" text:continue-numbering="true" text:style-name="Outline">
        <text:list-item>
          <text:list>
            <text:list-item>
              <text:list>
                <text:list-item>
                  <text:h text:style-name="P7" text:outline-level="3"><text:bookmark-start text:name="_Toc3460346"/>3. בחירת מחלקה בעזרת ה- Factory<text:bookmark-end text:name="_Toc3460346"/></text:h>
                </text:list-item>
              </text:list>
            </text:list-item>
          </text:list>
        </text:list-item>
      </text:list>
      <text:p text:style-name="P14"><text:span text:style-name="T2">Q31 : <text:s/>הוסף את השורות המודפסות לדו"ח. מאילו מחלקות מודפסות הודעות ה- HELLO ?</text:span></text:p>
      <text:p text:style-name="P14"><text:span text:style-name="T2">Q32 : <text:s text:c="2"/>הוסף את השורות המודפסות לדו"ח. מאילו מחלקות מודפסות הודעות ה- HELLO ? הסבר האם אלו ההדפסות שציפת ?</text:span></text:p>
      <text:p text:style-name="P14"><text:span text:style-name="T2">Q33 : <text:s text:c="2"/>הוסף את השורות המודפסות לדו"ח. מאילו מחלקות מודפסות הודעות ה- HELLO ? הסבר האם אלו ההדפסות שציפת ?</text:span></text:p>
      <text:p text:style-name="P14"><text:span text:style-name="T2">Q34 : <text:s text:c="2"/>הוסף את ההדפסות הרלוונטיות לדו"ח. האם קיבלת מה שציפת? מה ההסבר לפלט שקיבלת ?</text:span></text:p>
      <text:p text:style-name="P14"><text:span text:style-name="T2">Q35 : <text:s text:c="2"/>הוסף את התיקון ל- makefile ואת ההדפסות הרלוונטיות לדו"ח. האם קיבלת מה שציפת? מהההסבר לפלט שקיבלת הפעם ? האם קיבלת מה שציפת? מהההסבר לפלט שקיבלת הפעם ?</text:span></text:p>
      <text:p text:style-name="P14"><text:span text:style-name="T2">Q36 : <text:s text:c="2"/>סכם את השיטות לביצוע override שבוצעו בניסוי.</text:span></text:p>
      <text:p text:style-name="P13"/>
      <text:p text:style-name="P13"/>
      <text:list xml:id="list796020832" text:continue-numbering="true" text:style-name="Outline">
        <text:list-item>
          <text:list>
            <text:list-item>
              <text:list>
                <text:list-item>
                  <text:h text:style-name="P7" text:outline-level="3"><text:bookmark-start text:name="_Toc3460347"/>4. סדר ביצוע הפאזות<text:bookmark-end text:name="_Toc3460347"/></text:h>
                </text:list-item>
              </text:list>
            </text:list-item>
          </text:list>
        </text:list-item>
      </text:list>
      <text:p text:style-name="P18"/>
      <text:p text:style-name="P28"><text:span text:style-name="T2">Q41 : הוסף לדו"ח את הפלט של כל משפטים שהדפסת שהוספת לקוד. </text:span></text:p>
      <text:p text:style-name="P28"><text:span text:style-name="T2">Q42 : לפי איזה סדר מבוצעות הפאזות של המחלקות השונות ?</text:span></text:p>
      <text:p text:style-name="P28"><text:span text:style-name="T2">Q43 : כמה פעמים מבוצעת כל פאזה ?</text:span></text:p>
      <text:p text:style-name="P23"/>
      <text:list xml:id="list1325836491" text:continue-numbering="true" text:style-name="Outline">
        <text:list-item>
          <text:list>
            <text:list-item>
              <text:list>
                <text:list-item>
                  <text:h text:style-name="P7" text:outline-level="3"><text:bookmark-start text:name="_Toc3460348"/><text:span text:style-name="T9">5. הוספת scoreboard ו- <text:s text:c="2"/>reference modelלסביבה</text:span><text:bookmark-end text:name="_Toc3460348"/></text:h>
                </text:list-item>
              </text:list>
            </text:list-item>
          </text:list>
        </text:list-item>
      </text:list>
      <text:p text:style-name="P28"><text:span text:style-name="T5">Q51 : קובץ זה ניתן לכם מוכן. פתח את הקובץ ובעזרת איורים 14, 16 ו- 17, הסבר בקיצור את התוכן שלו. הסבר </text:span></text:p>
      <text:p text:style-name="P14"><text:span text:style-name="T5">Q52 : האם ה- DUT</text:span><text:span text:style-name="T4"> מתנהג באופן זהה ל- reference model ?</text:span></text:p>
      <text:p text:style-name="P28"><text:span text:style-name="T5">Q53 : הוסף לדו"ח את ההדפסות שמראות שהתשובה לסעיף הקודם נכונה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68299039" text:continue-numbering="true" text:style-name="Outline">
        <text:list-item>
          <text:list>
            <text:list-item>
              <text:h text:style-name="P5" text:outline-level="2"><text:bookmark-start text:name="_Toc3460349"/><text:span text:style-name="T1">ביצוע ניסוי מס' 2</text:span><text:bookmark-end text:name="_Toc3460349"/></text:h>
            </text:list-item>
          </text:list>
        </text:list-item>
      </text:list>
      <text:p text:style-name="P1"/>
      <text:list xml:id="list114724855" text:continue-numbering="true" text:style-name="Outline">
        <text:list-item>
          <text:list>
            <text:list-item>
              <text:list>
                <text:list-item>
                  <text:h text:style-name="P7" text:outline-level="3"><text:bookmark-start text:name="_Toc3460350"/>העברת מידע בעזרת Transaction Level Modeling Ports<text:bookmark-end text:name="_Toc3460350"/> </text:h>
                </text:list-item>
              </text:list>
            </text:list-item>
          </text:list>
        </text:list-item>
      </text:list>
      <text:p text:style-name="P13"/>
      <text:p text:style-name="P28"><text:soft-page-break/><text:span text:style-name="T5">Q11 : האם ה- test עובר בהצלחה ? </text:span></text:p>
      <text:p text:style-name="P28"><text:span text:style-name="T5">Q12 : דפדף בפלט של הריצה ובדוק את הערכים של Result של ה- DUT ושל ה- ref ? האם הם זהים ? </text:span></text:p>
      <text:p text:style-name="P28"><text:span text:style-name="T5">Q13 : בדוק את לולאת ה- forever של NeuralNet_monitor_ref. השוואה עם NeuralNet_monitor_dut. מה חסר ? תקן את הקובץ והרץ את make |grep Test <text:s/>. רשום את התיקון לדו"ח.</text:span></text:p>
      <text:p text:style-name="P28"><text:span text:style-name="T5">Q14 : האם ה- test עובר בהצלחה ? איזו יחידה פולטת את הודעת הכישלון ?</text:span></text:p>
      <text:p text:style-name="P28"><text:span text:style-name="T5">Q15 : הסבר בצורה מפורטת את משמעות כל השורות שהוספת לקובץ. </text:span></text:p>
      <text:p text:style-name="P28"><text:span text:style-name="T5">Q16 : הסבר מדוע. </text:span></text:p>
      <text:p text:style-name="P28"><text:span text:style-name="T5">Q17 : <text:s/>הסבר בצורה מפורטת את משמעות כל השורות שהוספת לשני הקובצים.</text:span></text:p>
      <text:p text:style-name="P28"><text:span text:style-name="T5">Q18 : האם ה- test עובר בהצלחה ? הסבר את ה- Fails שמופיעים בהתחלה.</text:span></text:p>
      <text:p text:style-name="P28"><text:span text:style-name="T5">Q19 : סכם את המנגנון שבאמצעותו מעבירים את יציאות ה- DUT וה- reference model אל הפונקציה compare שב- scoreboard.</text:span></text:p>
      <text:p text:style-name="P24"/>
      <text:list xml:id="list181504836" text:continue-numbering="true" text:style-name="Outline">
        <text:list-item>
          <text:list>
            <text:list-item>
              <text:list>
                <text:list-item>
                  <text:h text:style-name="P7" text:outline-level="3">כיסוי הבדיקות Coverage</text:h>
                </text:list-item>
              </text:list>
            </text:list-item>
          </text:list>
        </text:list-item>
      </text:list>
      <text:p text:style-name="P28"><text:span text:style-name="T6">Q21 : </text:span><text:span text:style-name="T5">תוצאות הכיסוי נשמרים בספריה בעלת שם עם סיומת vdb. האם קיימת ספריה בשם זה ?</text:span></text:p>
      <text:p text:style-name="P28"><text:span text:style-name="T5">Q22 : הרץ את הפקודה vcs -help. הסבר כל אחד של האופציות שתי השורות הנ"ל. </text:span></text:p>
      <text:p text:style-name="P28"><text:span text:style-name="T6">Q23 : </text:span><text:span text:style-name="T5">תוצאות הכיסוי נשמרים בספריה בעלת שם עם סיומת vdb. האם קיימת ספריה בשם זה ?</text:span></text:p>
      <text:p text:style-name="P28"><text:span text:style-name="T5">Q24 : הוסף לדו"ח את הטבלה שמסכמת את ה- coverage?</text:span></text:p>
      <text:p text:style-name="P28"><text:span text:style-name="T5">Q25 : עבור מכונת המצבים :</text:span></text:p>
      <text:list xml:id="list6267755234343178273" text:style-name="WWNum18">
        <text:list-item>
          <text:p text:style-name="P2"><text:span text:style-name="T13">רשום את אחוז הכיסוי של השורות. רשום דוגמא של שורה שלא כוסתה.</text:span></text:p>
        </text:list-item>
        <text:list-item>
          <text:p text:style-name="P2"><text:span text:style-name="T13">רשום את אחוז הכיסוי של התנאים. רשום דוגמא של תנאי שלא כוסה.</text:span></text:p>
        </text:list-item>
        <text:list-item>
          <text:p text:style-name="P2"><text:span text:style-name="T13">רשום את אחוז הכיסוי של המצבים. רשום דוגמא של מצב שלא כוסה.</text:span></text:p>
        </text:list-item>
        <text:list-item>
          <text:p text:style-name="P2"><text:span text:style-name="T13">רשום את אחוז הכיסוי של המעברים. רשום דוגמא של מעבר שלא כוסה.</text:span></text:p>
        </text:list-item>
      </text:list>
      <text:p text:style-name="P29"/>
      <text:list xml:id="list1362657056" text:continue-list="list181504836" text:style-name="Outline">
        <text:list-item>
          <text:list>
            <text:list-item>
              <text:list>
                <text:list-item>
                  <text:h text:style-name="P7" text:outline-level="3"><text:bookmark-start text:name="_Toc3460351"/>הגדרת ספציפית של המעברים<text:bookmark-end text:name="_Toc3460351"/></text:h>
                </text:list-item>
              </text:list>
            </text:list-item>
          </text:list>
        </text:list-item>
      </text:list>
      <text:p text:style-name="P28"><text:span text:style-name="T6">Q26 : הסבר הקיצור את השורות שנוספו.</text:span></text:p>
      <text:p text:style-name="P14"><text:span text:style-name="T5">Q27 : עבור מכונת המצבים :</text:span></text:p>
      <text:list xml:id="list8991675068156976298" text:style-name="WWNum19">
        <text:list-item>
          <text:p text:style-name="P3"><text:span text:style-name="T13">רשום את אחוז הכיסוי של המצבים. רשום דוגמא של מצב שלא כוסה.</text:span></text:p>
        </text:list-item>
        <text:list-item>
          <text:p text:style-name="P3"><text:span text:style-name="T13">רשום את אחוז הכיסוי של המעברים. רשום דוגמא של מעבר שלא כוסה.</text:span></text:p>
        </text:list-item>
        <text:list-item>
          <text:p text:style-name="P3"><text:span text:style-name="T13">כמה פעמים כוסה המעבר S2_S1_S0. מדוע ?</text:span></text:p>
        </text:list-item>
      </text:list>
      <text:p text:style-name="P28"><text:span text:style-name="T5">Q28 : עבור מכונת המצבים :</text:span></text:p>
      <text:list xml:id="list9127601546598547100" text:style-name="WWNum20">
        <text:list-item>
          <text:p text:style-name="P4"><text:span text:style-name="T13">כמה פעמים כוסו המעברים S2_S1_S0, S0_S1_S2 , S0_S2_S1 ו- ?</text:span><text:span text:style-name="T14"> S0_S1_S1_S2 מדוע ?</text:span></text:p>
        </text:list-item>
      </text:list>
      <text:p text:style-name="P15"><text:bookmark text:name="_GoBack"/></text:p>
      <text:list xml:id="list504191123" text:continue-list="list1362657056" text:style-name="Outline">
        <text:list-item>
          <text:list>
            <text:list-item>
              <text:list>
                <text:list-item>
                  <text:h text:style-name="P7" text:outline-level="3"><text:bookmark-start text:name="_Toc3460352"/>יצירת כניסות <text:s/>ארקאיות עם אילוצים<text:bookmark-end text:name="_Toc3460352"/></text:h>
                </text:list-item>
              </text:list>
            </text:list-item>
          </text:list>
        </text:list-item>
      </text:list>
      <text:p text:style-name="P16"/>
      <text:p text:style-name="P28"><text:span text:style-name="T5">Q31 : הוסף לדו"ח את כל הערכים שהוגרלו עבור InputImage.</text:span></text:p>
      <text:p text:style-name="P28"><text:span text:style-name="T5">Q32 : הוסף לדו"ח את הקוד שרשמת. הוסף לדו"ח את כל הערכים שהוגרלו עבור InputImage.</text:span></text:p>
      <text:p text:style-name="P28"><text:span text:style-name="T5">Q33 : הוסף לדו"ח את כל הערכים שהוגרלו עבור InputImage.</text:span></text:p>
      <text:p text:style-name="P28"><text:span text:style-name="T5">Q34 : הוסף לדו"ח את השינויים בקוד שרשמת. הוסף לדו"ח את כל הערכים שהוגרלו עבור InputImage. האם המערכת הצליחה </text:span><text:span text:style-name="T4">ערכים ל- InputImage שעומדים באילוצים ? מדוע לא ? אם אינך בטוח בתשובה ניתן להעזר בקימפול מחדש אבל הפעם רק עם :</text:span></text:p>
      <text:p text:style-name="P17"><text:span text:style-name="T5">make | grep InputImage</text:span></text:p>
      <text:p text:style-name="P14"><text:soft-page-break/><text:span text:style-name="T5">Q35 : הוסף לדו"ח את השינויים בקוד שרשמת. האם הפעם הוגרלו ערכים שעומדים באילוצים ? הוסף לדו"ח את כל הערכים שהוגרלו עבור InputImage.</text:span></text:p>
      <text:p text:style-name="P28"><text:span text:style-name="T13">Q36 : הוסף לדו"ח את כל הערכים שהוגרלו עבור InputImage.</text:span></text:p>
      <text:p text:style-name="P28"><text:span text:style-name="T13">Q37 : </text:span><text:span text:style-name="T5">הוסף לדו"ח את כל הערכים שהוגרלו עבור InputImage ו- ImageInput2 עבור ml_pk1 <text:s/>ו- mk_pkt2.</text:span></text:p>
      <text:p text:style-name="P28"><text:span text:style-name="T5">הסבר את התוצאות. האם ml_pk1 <text:s/>ו- mk_pkt2 מקיימים את האילוצים ?</text:span></text:p>
      <text:p text:style-name="P28"><text:span text:style-name="T13">Q38 : </text:span><text:span text:style-name="T5">הוסף לדו"ח את כל הערכים שהוגרלו עבור InputImage ו- ImageInput2 עבור ml_pk1 <text:s/>ו- mk_pkt2.</text:span></text:p>
      <text:p text:style-name="P28"><text:span text:style-name="T5">הסבר את התוצאות. האם ml_pk1 <text:s/>ו- mk_pkt2 מקיימים את האילוצים ?</text:span></text:p>
      <text:p text:style-name="P3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ZWAdobeF" svg:font-family="ZWAdobeF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avid" svg:font-family="David" style:font-family-generic="system" style:font-pitch="variable"/>
    <style:font-face style:name="Lohit Devanagari" svg:font-family="'Lohit Devanagari'" style:font-family-generic="system" style:font-pitch="variable"/>
    <style:font-face style:name="Miriam" svg:font-family="Miria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ZWAdobeF1" svg:font-family="ZWAdobeF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he" style:country-complex="IL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font-name-asian="AR PL UMing HK" style:font-size-asian="11pt" style:language-asian="en" style:country-asian="US" style:font-name-complex="F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line-height="150%" fo:text-align="end" style:justify-single-word="false" style:writing-mode="rl-tb"/>
      <style:text-properties fo:font-size="10pt" style:font-size-asian="10pt" style:font-name-complex="David" style:font-size-complex="14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22in" fo:margin-bottom="0in" fo:line-height="100%" fo:keep-together="always" fo:keep-with-next="always"/>
      <style:text-properties fo:color="#2f5496" style:font-name="Calibri Light" fo:font-size="15pt" style:font-size-asian="15pt" style:font-name-complex="F1" style:font-size-complex="15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line-height="100%" fo:keep-together="always" fo:keep-with-next="always"/>
      <style:text-properties fo:color="#c45911" style:font-name="Calibri Light" fo:font-size="14pt" style:font-size-asian="14pt" style:font-name-complex="F1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line-height="100%" fo:keep-together="always" fo:keep-with-next="always"/>
      <style:text-properties fo:color="#538135" style:font-name="Calibri Light" fo:font-size="13pt" style:font-size-asian="13pt" style:font-name-complex="F1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fo:keep-together="always" fo:keep-with-next="always"/>
      <style:text-properties fo:color="#2e74b5" style:font-name="Calibri Light" fo:font-size="12.5pt" fo:font-style="italic" style:font-size-asian="12.5pt" style:font-style-asian="italic" style:font-name-complex="F1" style:font-size-complex="12.5pt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833c0b" style:font-name="Calibri Light" fo:font-size="12pt" fo:font-style="italic" style:font-size-asian="12pt" style:font-style-asian="italic" style:font-name-complex="F1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385623" style:font-name="Calibri Light" fo:font-size="11.5pt" fo:font-style="italic" style:font-size-asian="11.5pt" style:font-style-asian="italic" style:font-name-complex="F1" style:font-size-complex="11.5pt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1f3864" style:font-name="Calibri Light" style:font-name-complex="F1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fo:keep-together="always" fo:keep-with-next="always"/>
      <style:text-properties fo:color="#833c0b" style:font-name="Calibri Light" fo:font-size="10.5pt" style:font-size-asian="10.5pt" style:font-name-complex="F1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fo:keep-together="always" fo:keep-with-next="always"/>
      <style:text-properties fo:color="#385623" style:font-name="Calibri Light" style:font-name-complex="F1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name-complex="Courier New1" style:font-size-complex="10pt"/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name-complex="Miriam" style:font-size-complex="10pt"/>
    </style:style>
    <style:style style:name="Body_20_Text_20_2" style:display-name="Body Text 2" style:family="paragraph" style:parent-style-name="Standard" style:default-outline-level="" style:list-style-name="">
      <style:paragraph-properties fo:line-height="0.2083in" fo:text-align="end" style:justify-single-word="false" style:writing-mode="rl-tb"/>
      <style:text-properties fo:font-size="10pt" style:font-size-asian="10pt" style:font-name-complex="David"/>
    </style:style>
    <style:style style:name="Body_20_Text_20_3" style:display-name="Body Text 3" style:family="paragraph" style:parent-style-name="Standard" style:default-outline-level="" style:list-style-name="">
      <style:paragraph-properties fo:line-height="0.2083in" fo:text-align="justify" style:justify-single-word="false" style:writing-mode="rl-tb"/>
      <style:text-properties fo:font-size="10pt" style:font-size-asian="10pt" style:font-name-complex="David"/>
    </style:style>
    <style:style style:name="annotation_20_text" style:display-name="annotation text" style:family="paragraph" style:parent-style-name="Standard" style:default-outline-level="" style:list-style-name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text-align="justify" style:justify-single-word="false" fo:text-indent="0in" style:auto-text-indent="false" style:writing-mode="rl-tb">
        <style:tab-stops>
          <style:tab-stop style:position="6.4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65in" fo:margin-right="0in" fo:text-indent="0in" style:auto-text-indent="false">
        <style:tab-stops>
          <style:tab-stop style:position="5.9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3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fo:font-size="10pt" style:font-size-asian="10pt" style:font-name-complex="Tahoma1" style:font-size-complex="10pt"/>
    </style:style>
    <style:style style:name="caption" style:family="paragraph" style:parent-style-name="Standard" style:default-outline-level="" style:list-style-name="">
      <style:paragraph-properties fo:line-height="100%"/>
      <style:text-properties fo:font-variant="small-caps" fo:color="#4472c4" fo:letter-spacing="0.0043in" fo:font-weight="bold" style:font-weight-asian="bold" style:font-weight-complex="bold"/>
    </style:style>
    <style:style style:name="Revision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1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in" fo:line-height="100%" fo:text-align="start" style:justify-single-word="false"/>
      <style:text-properties fo:color="#2f5496" style:font-name="Calibri Light" fo:font-size="26pt" fo:letter-spacing="-0.0071in" fo:font-weight="bold" style:font-size-asian="26pt" style:font-weight-asian="bold" style:font-name-complex="F1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line-height="100%" fo:text-align="start" style:justify-single-word="false"/>
      <style:text-properties style:font-name="Calibri Light" fo:font-size="14pt" fo:font-style="italic" style:font-size-asian="14pt" style:font-style-asian="italic" style:font-name-complex="F1" style:font-size-complex="14pt" style:font-style-complex="italic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Quote" style:family="paragraph" style:parent-style-name="Standard" style:default-outline-level="" style:list-style-name="">
      <style:paragraph-properties fo:margin-left="0.5in" fo:margin-right="0.5in" fo:margin-top="0.0835in" fo:margin-bottom="0.111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0.4in" fo:margin-right="0.4in" fo:margin-top="0.0835in" fo:margin-bottom="0.111in" fo:line-height="125%" fo:text-align="center" style:justify-single-word="false" fo:text-indent="0in" style:auto-text-indent="false"/>
      <style:text-properties fo:color="#4472c4" style:font-name="Calibri Light" fo:font-size="12pt" style:font-size-asian="12pt" style:font-name-complex="F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5pt" style:font-size-asian="15pt" style:font-name-complex="F1" style:font-size-complex="15pt"/>
    </style:style>
    <style:style style:name="Heading_20_2_20_Char" style:display-name="Heading 2 Char" style:family="text" style:parent-style-name="Default_20_Paragraph_20_Font">
      <style:text-properties fo:color="#c45911" style:font-name="Calibri Light" fo:font-size="14pt" style:font-size-asian="14pt" style:font-name-complex="F1" style:font-size-complex="14pt"/>
    </style:style>
    <style:style style:name="Heading_20_3_20_Char" style:display-name="Heading 3 Char" style:family="text" style:parent-style-name="Default_20_Paragraph_20_Font">
      <style:text-properties fo:color="#538135" style:font-name="Calibri Light" fo:font-size="13pt" style:font-size-asian="13pt" style:font-name-complex="F1" style:font-size-complex="13pt"/>
    </style:style>
    <style:style style:name="Heading_20_7_20_Char" style:display-name="Heading 7 Char" style:family="text" style:parent-style-name="Default_20_Paragraph_20_Font">
      <style:text-properties fo:color="#1f3864" style:font-name="Calibri Light" style:font-name-complex="F1"/>
    </style:style>
    <style:style style:name="Heading_20_8_20_Char" style:display-name="Heading 8 Char" style:family="text" style:parent-style-name="Default_20_Paragraph_20_Font">
      <style:text-properties fo:color="#833c0b" style:font-name="Calibri Light" fo:font-size="10.5pt" style:font-size-asian="10.5pt" style:font-name-complex="F1" style:font-size-complex="10.5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g1" style:family="text">
      <style:text-properties fo:color="#888888"/>
    </style:style>
    <style:style style:name="Plain_20_Text_20_Char" style:display-name="Plain Text Char" style:family="text" style:parent-style-name="Default_20_Paragraph_20_Font"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Footer_20_Char" style:display-name="Footer Char" style:family="text" style:parent-style-name="Default_20_Paragraph_20_Font">
      <style:text-properties style:font-name="Times New Roman" fo:font-size="10pt" fo:language="en" fo:country="US" style:font-name-asian="Times New Roman1" style:font-size-asian="10pt" style:font-name-complex="Miriam" style:font-size-complex="10pt"/>
    </style:style>
    <style:style style:name="page_20_number" style:display-name="page number" style:family="text">
      <style:text-properties style:font-name-complex="Times New Roman1"/>
    </style:style>
    <style:style style:name="Body_20_Text_20_Char" style:display-name="Body Text Char" style:family="text" style:parent-style-name="Default_20_Paragraph_20_Font">
      <style:text-properties style:font-name="Times New Roman" fo:font-size="10pt" fo:language="en" fo:country="US" style:font-name-asian="Times New Roman1" style:font-size-asian="10pt" style:font-name-complex="David" style:font-size-complex="14pt"/>
    </style:style>
    <style:style style:name="Body_20_Text_20_2_20_Char" style:display-name="Body Text 2 Char" style:family="text" style:parent-style-name="Default_20_Paragraph_20_Font">
      <style:text-properties style:font-name="Times New Roman" fo:font-size="10pt" fo:language="en" fo:country="US" style:font-name-asian="Times New Roman1" style:font-size-asian="10pt" style:font-name-complex="David" style:font-size-complex="12pt"/>
    </style:style>
    <style:style style:name="Body_20_Text_20_3_20_Char" style:display-name="Body Text 3 Char" style:family="text" style:parent-style-name="Default_20_Paragraph_20_Font">
      <style:text-properties style:font-name="Times New Roman" fo:font-size="10pt" fo:language="en" fo:country="US" style:font-name-asian="Times New Roman1" style:font-size-asian="10pt" style:font-name-complex="David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 style:font-name-complex="Times New Roman1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name-asian="Times New Roman1" style:font-size-asian="8pt" style:font-name-complex="Tahoma1" style:font-size-complex="8pt"/>
    </style:style>
    <style:style style:name="Document_20_Map_20_Char" style:display-name="Document Map Char" style:family="text" style:parent-style-name="Default_20_Paragraph_20_Font">
      <style:text-properties style:font-name="Tahoma" fo:font-size="10pt" fo:language="en" fo:country="US" style:font-name-asian="Times New Roman1" style:font-size-asian="10pt" style:font-name-complex="Tahoma1" style:font-size-complex="10pt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eading_20_4_20_Char" style:display-name="Heading 4 Char" style:family="text" style:parent-style-name="Default_20_Paragraph_20_Font">
      <style:text-properties fo:color="#2e74b5" style:font-name="Calibri Light" fo:font-size="12.5pt" fo:font-style="italic" style:font-size-asian="12.5pt" style:font-style-asian="italic" style:font-name-complex="F1" style:font-size-complex="12.5pt" style:font-style-complex="italic"/>
    </style:style>
    <style:style style:name="Heading_20_5_20_Char" style:display-name="Heading 5 Char" style:family="text" style:parent-style-name="Default_20_Paragraph_20_Font">
      <style:text-properties fo:color="#833c0b" style:font-name="Calibri Light" fo:font-size="12pt" fo:font-style="italic" style:font-size-asian="12pt" style:font-style-asian="italic" style:font-name-complex="F1" style:font-size-complex="12pt" style:font-style-complex="italic"/>
    </style:style>
    <style:style style:name="Heading_20_6_20_Char" style:display-name="Heading 6 Char" style:family="text" style:parent-style-name="Default_20_Paragraph_20_Font">
      <style:text-properties fo:color="#385623" style:font-name="Calibri Light" fo:font-size="11.5pt" fo:font-style="italic" style:font-size-asian="11.5pt" style:font-style-asian="italic" style:font-name-complex="F1" style:font-size-complex="11.5pt" style:font-style-complex="italic"/>
    </style:style>
    <style:style style:name="Heading_20_9_20_Char" style:display-name="Heading 9 Char" style:family="text" style:parent-style-name="Default_20_Paragraph_20_Font">
      <style:text-properties fo:color="#385623" style:font-name="Calibri Light" style:font-name-complex="F1"/>
    </style:style>
    <style:style style:name="Title_20_Char" style:display-name="Title Char" style:family="text" style:parent-style-name="Default_20_Paragraph_20_Font">
      <style:text-properties fo:color="#2f5496" style:font-name="Calibri Light" fo:font-size="26pt" fo:letter-spacing="-0.0071in" style:font-size-asian="26pt" style:font-name-complex="F1" style:font-size-complex="26pt"/>
    </style:style>
    <style:style style:name="Subtitle_20_Char" style:display-name="Subtitle Char" style:family="text" style:parent-style-name="Default_20_Paragraph_20_Font">
      <style:text-properties style:font-name="Calibri Light" style:font-name-complex="F1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style:font-name="Calibri Light" fo:font-size="12pt" style:font-size-asian="12pt" style:font-name-complex="F1" style:font-size-complex="12pt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472c4" fo:font-style="italic" fo:font-weight="normal" style:font-style-asian="italic" style:font-weight-asian="normal" style:font-style-complex="italic" style:font-weight-complex="normal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000000"/>
    </style:style>
    <style:style style:name="Intense_20_Reference" style:display-name="Intense Reference" style:family="text" style:parent-style-name="Default_20_Paragraph_20_Font">
      <style:text-properties fo:font-variant="small-caps" fo:color="#4472c4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fo:font-size="9pt" style:font-size-asian="9pt"/>
    </style:style>
    <style:style style:name="ListLabel_20_3" style:display-name="ListLabel 3" style:family="text">
      <style:text-properties style:font-name-asian="Times New Roman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asian="Times New Roman1" style:font-name-complex="Times New Roman1"/>
    </style:style>
    <style:style style:name="ListLabel_20_6" style:display-name="ListLabel 6" style:family="text">
      <style:text-properties style:font-name-complex="F1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center">
          <style:list-level-label-alignment text:label-followed-by="listtab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4689in" fo:text-indent="-0.25in" fo:margin-left="0.4689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0.9689in" fo:text-indent="-0.25in" fo:margin-left="0.9689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4689in" fo:text-indent="-0.1252in" fo:margin-left="1.4689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2.4689in" fo:text-indent="-0.25in" fo:margin-left="2.4689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9689in" fo:text-indent="-0.1252in" fo:margin-left="2.9689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3.4689in" fo:text-indent="-0.25in" fo:margin-left="3.4689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3.9689in" fo:text-indent="-0.25in" fo:margin-left="3.9689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4689in" fo:text-indent="-0.1252in" fo:margin-left="4.4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" text:bullet-char="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" text:bullet-char="">
        <style:list-level-properties text:list-level-position-and-space-mode="label-alignment">
          <style:list-level-label-alignment text:label-followed-by="listtab" text:list-tab-stop-position="0.3154in" fo:text-indent="-0.3154in" fo:margin-left="0.3154in"/>
        </style:list-level-properties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835in" fo:text-indent="-0.1252in" fo:margin-left="1.583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.0835in" fo:text-indent="-0.1252in" fo:margin-left="3.083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.0835in" fo:text-indent="-0.25in" fo:margin-left="4.08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835in" fo:text-indent="-0.1252in" fo:margin-left="4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83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83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83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835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83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83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83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083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83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Times New Roman'" style:font-family-generic="roman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el Samuel</meta:initial-creator>
    <dc:creator>Goel Samuel</dc:creator>
    <meta:editing-cycles>17</meta:editing-cycles>
    <meta:print-date>2019-04-07T12:24:00</meta:print-date>
    <meta:creation-date>2019-04-01T16:04:00</meta:creation-date>
    <dc:date>2019-10-03T11:00:00</dc:date>
    <meta:editing-duration>PT50M22S</meta:editing-duration>
    <meta:generator>OpenOffice/4.1.1$Unix OpenOffice.org_project/411m6$Build-9775</meta:generator>
    <meta:document-statistic meta:table-count="1" meta:image-count="1" meta:object-count="0" meta:page-count="4" meta:paragraph-count="76" meta:word-count="982" meta:character-count="44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